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84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81.04pt"/>
    </style:style>
    <style:style style:name="co5" style:family="table-column">
      <style:table-column-properties fo:break-before="auto" style:column-width="78.69pt"/>
    </style:style>
    <style:style style:name="co6" style:family="table-column">
      <style:table-column-properties fo:break-before="auto" style:column-width="94.56pt"/>
    </style:style>
    <style:style style:name="co7" style:family="table-column">
      <style:table-column-properties fo:break-before="auto" style:column-width="77.16pt"/>
    </style:style>
    <style:style style:name="co8" style:family="table-column">
      <style:table-column-properties fo:break-before="auto" style:column-width="91.64pt"/>
    </style:style>
    <style:style style:name="co9" style:family="table-column">
      <style:table-column-properties fo:break-before="auto" style:column-width="125.4pt"/>
    </style:style>
    <style:style style:name="co10" style:family="table-column">
      <style:table-column-properties fo:break-before="auto" style:column-width="118.86pt"/>
    </style:style>
    <style:style style:name="co11" style:family="table-column">
      <style:table-column-properties fo:break-before="auto" style:column-width="148.96pt"/>
    </style:style>
    <style:style style:name="co12" style:family="table-column">
      <style:table-column-properties fo:break-before="auto" style:column-width="240.04pt"/>
    </style:style>
    <style:style style:name="co13" style:family="table-column">
      <style:table-column-properties fo:break-before="auto" style:column-width="115.74pt"/>
    </style:style>
    <style:style style:name="co14" style:family="table-column">
      <style:table-column-properties fo:break-before="auto" style:column-width="128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7pt" fo:break-before="auto" style:use-optimal-row-height="true"/>
    </style:style>
    <style:style style:name="ro3" style:family="table-row">
      <style:table-row-properties style:row-height="141.65pt" fo:break-before="auto" style:use-optimal-row-height="true"/>
    </style:style>
    <style:style style:name="ro4" style:family="table-row">
      <style:table-row-properties style:row-height="136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1">
      <style:table-cell-properties fo:border="0.06pt solid #000000"/>
    </style:style>
    <style:style style:name="ce3" style:family="table-cell" style:parent-style-name="Default" style:data-style-name="N11"/>
    <style:style style:name="ce4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72.79pt" svg:height="302.94pt" svg:x="806.31pt" svg:y="217.79pt">
            <draw:object draw:notify-on-update-of-ranges="Sheet1.A1:Sheet1.A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float" office:value="0.28" calcext:value-type="float">
            <text:p>0.28</text:p>
          </table:table-cell>
          <table:table-cell table:number-columns-repeated="8"/>
        </table:table-row>
        <table:table-row table:style-name="ro1">
          <table:table-cell table:style-name="ce1" office:value-type="float" office:value="0.09" calcext:value-type="float">
            <text:p>0.09</text:p>
          </table:table-cell>
          <table:table-cell table:number-columns-repeated="8"/>
        </table:table-row>
        <table:table-row table:style-name="ro2">
          <table:table-cell table:style-name="ce1" office:value-type="float" office:value="0.11" calcext:value-type="float">
            <text:p>0.11</text:p>
          </table:table-cell>
          <table:table-cell office:value-type="string" calcext:value-type="string">
            <text:p>0: Estimator hyperparameters:</text:p>
            <text:p>0:      num_classes=9</text:p>
            <text:p>0:      num_modalities=7</text:p>
            <text:p>0:      fingerprint_size=80</text:p>
            <text:p>0:      batch_size=50</text:p>
            <text:p>0:      learning_rate=0.066206</text:p>
            <text:p>0:      decay=0.100000</text:p>
            <text:p>0:      num_filters=20</text:p>
            <text:p>0:      kernel_sizes={'Acc': [13, 12, 11], 'Pre': [15, 11, 10], 'Gyr': [12, 15, 10], 'Mag': [12, 14, 9], 'Ori': [10, 14, 9], 'Gra': [14, 12, 10], 'LAc': [14, 11, 11]}</text:p>
            <text:p>0:      overlap=0.563144</text:p>
            <text:p>0:      num_units_dense_layer=781</text:p>
            <text:p>0:      dropout=0.250679</text:p>
          </table:table-cell>
          <table:table-cell table:number-columns-repeated="7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0: Estimator hyperparameters:</text:p>
            <text:p>0:      num_classes=9</text:p>
            <text:p>0:      num_modalities=7</text:p>
            <text:p>0:      fingerprint_size=80</text:p>
            <text:p>0:      batch_size=50</text:p>
            <text:p>0:      learning_rate=0.018866</text:p>
            <text:p>0:      decay=0.100000</text:p>
            <text:p>0:      num_filters=18</text:p>
            <text:p>0:      kernel_sizes={'Acc': [13, 13, 10], 'Pre': [14, 11, 11], 'Gyr': [14, 9, 10], 'Mag': [9, 14, 9], 'Ori': [11, 15, 10], 'Gra': [14, 14, 10], 'LAc': [14, 10, 11]}</text:p>
            <text:p>0:      overlap=0.500822</text:p>
            <text:p>0:      num_units_dense_layer=1471</text:p>
            <text:p>0:      dropout=0.213287</text:p>
          </table:table-cell>
          <table:table-cell table:number-columns-repeated="7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0: Estimator hyperparameters:</text:p>
            <text:p>0:      num_classes=9</text:p>
            <text:p>0:      num_modalities=7</text:p>
            <text:p>0:      fingerprint_size=80</text:p>
            <text:p>0:      batch_size=50</text:p>
            <text:p>0:      learning_rate=0.033821</text:p>
            <text:p>0:      decay=0.100000</text:p>
            <text:p>0:      num_filters=22</text:p>
            <text:p>0:      kernel_sizes={'Acc': [11, 14, 11], 'Pre': [9, 12, 11], 'Gyr': [10, 12, 10], 'Mag': [12, 10, 9], 'Ori': [12, 10, 10], 'Gra': [10, 12, 9], 'LAc': [11, 10, 12]}</text:p>
            <text:p>0:      overlap=0.526027</text:p>
            <text:p>0:      num_units_dense_layer=528</text:p>
            <text:p>0:      dropout=0.115876</text:p>
          </table:table-cell>
          <table:table-cell table:number-columns-repeated="7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0: Estimator hyperparameters:</text:p>
            <text:p>0:      num_classes=9</text:p>
            <text:p>0:      num_modalities=7</text:p>
            <text:p>0:      fingerprint_size=80</text:p>
            <text:p>0:      batch_size=50</text:p>
            <text:p>0:      learning_rate=0.013808</text:p>
            <text:p>0:      decay=0.100000</text:p>
            <text:p>0:      num_filters=21</text:p>
            <text:p>0:      kernel_sizes={'Acc': [11, 14, 10], 'Pre': [13, 13, 10], 'Gyr': [14, 12, 10], 'Mag': [11, 10, 12], 'Ori': [14, 14, 11], 'Gra': [9, 13, 9], 'LAc': [11, 11, 10]}</text:p>
            <text:p>0:      overlap=0.506789</text:p>
            <text:p>0:      num_units_dense_layer=366</text:p>
            <text:p>0:      dropout=0.129708</text:p>
          </table:table-cell>
          <table:table-cell table:number-columns-repeated="7"/>
        </table:table-row>
        <table:table-row table:style-name="ro2">
          <table:table-cell table:style-name="ce1" office:value-type="float" office:value="0.22" calcext:value-type="float">
            <text:p>0.22</text:p>
          </table:table-cell>
          <table:table-cell office:value-type="string" calcext:value-type="string">
            <text:p>0: Estimator hyperparameters:</text:p>
            <text:p>0:      num_classes=9</text:p>
            <text:p>0:      num_modalities=7</text:p>
            <text:p>0:      fingerprint_size=80</text:p>
            <text:p>0:      batch_size=50</text:p>
            <text:p>0:      learning_rate=0.075409</text:p>
            <text:p>0:      decay=0.100000</text:p>
            <text:p>0:      num_filters=20</text:p>
            <text:p>0:      kernel_sizes={'Acc': [9, 13, 10], 'Pre': [10, 15, 12], 'Gyr': [14, 13, 9], 'Mag': [14, 14, 10], 'Ori': [12, 10, 9], 'Gra': [12, 10, 12], 'LAc': [12, 10, 11]}</text:p>
            <text:p>0:      overlap=0.519774</text:p>
            <text:p>0:      num_units_dense_layer=211</text:p>
            <text:p>0:      dropout=0.116599</text:p>
          </table:table-cell>
          <table:table-cell table:number-columns-repeated="7"/>
        </table:table-row>
        <table:table-row table:style-name="ro3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0: Estimator hyperparameters:</text:p>
            <text:p>0:      num_classes=9</text:p>
            <text:p>0:      num_modalities=7</text:p>
            <text:p>0:      fingerprint_size=80</text:p>
            <text:p>0:      batch_size=50</text:p>
            <text:p>0:      learning_rate=0.002111</text:p>
            <text:p>0:      decay=0.100000</text:p>
            <text:p>0:      num_filters=20</text:p>
            <text:p>0:      kernel_sizes={'Acc': [10, 10, 12], 'Pre': [12, 14, 11], 'Gyr': [11, 13, 11], 'Mag': [13, 10, 11], 'Ori': [12, 13, 11], 'Gra': [11, 15, 10], 'LAc': [9, 15, 10]}</text:p>
            <text:p>0:      overlap=0.515453</text:p>
            <text:p>0:      num_units_dense_layer=112</text:p>
            <text:p>0:      dropout=0.206983</text:p>
          </table:table-cell>
          <table:table-cell table:number-columns-repeated="7"/>
        </table:table-row>
        <table:table-row table:style-name="ro4">
          <table:table-cell table:style-name="ce1" office:value-type="float" office:value="0.08" calcext:value-type="float">
            <text:p>0.08</text:p>
          </table:table-cell>
          <table:table-cell office:value-type="string" calcext:value-type="string">
            <text:p>0: Estimator hyperparameters:</text:p>
            <text:p>0:      num_classes=9</text:p>
            <text:p>0:      num_modalities=7</text:p>
            <text:p>0:      fingerprint_size=80</text:p>
            <text:p>0:      batch_size=50</text:p>
            <text:p>0:      learning_rate=0.041369</text:p>
            <text:p>0:      decay=0.100000</text:p>
            <text:p>0:      num_filters=20</text:p>
            <text:p>0:      kernel_sizes={'Acc': [13, 9, 10], 'Pre': [9, 13, 9], 'Gyr': [12, 15, 10], 'Mag': [12, 10, 11], 'Ori': [14, 12, 10], 'Gra': [11, 14, 10], 'LAc': [9, 15, 10]}</text:p>
            <text:p>0:      overlap=0.532586</text:p>
            <text:p>0:      num_units_dense_layer=1209</text:p>
            <text:p>0:      dropout=0.122585</text:p>
          </table:table-cell>
          <table:table-cell table:number-columns-repeated="7"/>
        </table:table-row>
        <table:table-row table:style-name="ro4">
          <table:table-cell table:style-name="ce1" office:value-type="float" office:value="0.24" calcext:value-type="float">
            <text:p>0.24</text:p>
          </table:table-cell>
          <table:table-cell office:value-type="string" calcext:value-type="string">
            <text:p>0: Estimator hyperparameters:</text:p>
            <text:p>0:      num_classes=9</text:p>
            <text:p>0:      num_modalities=7</text:p>
            <text:p>0:      fingerprint_size=80</text:p>
            <text:p>0:      batch_size=50</text:p>
            <text:p>0:      learning_rate=0.079449</text:p>
            <text:p>0:      decay=0.100000</text:p>
            <text:p>0:      num_filters=20</text:p>
            <text:p>0:      kernel_sizes={'Acc': [15, 10, 10], 'Pre': [14, 10, 11], 'Gyr': [12, 10, 11], 'Mag': [9, 9, 9], 'Ori': [11, 12, 12], 'Gra': [14, 11, 9], 'LAc': [10, 10, 10]}</text:p>
            <text:p>0:      overlap=0.532722</text:p>
            <text:p>0:      num_units_dense_layer=1453</text:p>
            <text:p>0:      dropout=0.307283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float" office:value="0.4" calcext:value-type="float">
            <text:p>0.4</text:p>
          </table:table-cell>
          <table:table-cell table:number-columns-repeated="8"/>
        </table:table-row>
        <table:table-row table:style-name="ro1">
          <table:table-cell table:style-name="ce1" office:value-type="float" office:value="0.41" calcext:value-type="float">
            <text:p>0.41</text:p>
          </table:table-cell>
          <table:table-cell table:number-columns-repeated="8"/>
        </table:table-row>
        <table:table-row table:style-name="ro1">
          <table:table-cell table:style-name="ce1" office:value-type="float" office:value="0.36" calcext:value-type="float">
            <text:p>0.36</text:p>
          </table:table-cell>
          <table:table-cell table:number-columns-repeated="8"/>
        </table:table-row>
        <table:table-row table:style-name="ro1">
          <table:table-cell table:style-name="ce1" office:value-type="float" office:value="0.26" calcext:value-type="float">
            <text:p>0.26</text:p>
          </table:table-cell>
          <table:table-cell table:number-columns-repeated="8"/>
        </table:table-row>
        <table:table-row table:style-name="ro1">
          <table:table-cell table:style-name="ce1" office:value-type="float" office:value="0.33" calcext:value-type="float">
            <text:p>0.33</text:p>
          </table:table-cell>
          <table:table-cell table:number-columns-repeated="8"/>
        </table:table-row>
        <table:table-row table:style-name="ro1">
          <table:table-cell table:style-name="ce1" office:value-type="float" office:value="0.26" calcext:value-type="float">
            <text:p>0.26</text:p>
          </table:table-cell>
          <table:table-cell table:number-columns-repeated="8"/>
        </table:table-row>
        <table:table-row table:style-name="ro1">
          <table:table-cell table:style-name="ce1" office:value-type="float" office:value="0.36" calcext:value-type="float">
            <text:p>0.36</text:p>
          </table:table-cell>
          <table:table-cell table:number-columns-repeated="8"/>
        </table:table-row>
        <table:table-row table:style-name="ro1">
          <table:table-cell office:value-type="percentage" office:value="0.4" calcext:value-type="percentage">
            <text:p>40.00%</text:p>
          </table:table-cell>
          <table:table-cell table:number-columns-repeated="8"/>
        </table:table-row>
        <table:table-row table:style-name="ro1">
          <table:table-cell office:value-type="percentage" office:value="0.4" calcext:value-type="percentage">
            <text:p>40.00%</text:p>
          </table:table-cell>
          <table:table-cell table:number-columns-repeated="8"/>
        </table:table-row>
        <table:table-row table:style-name="ro1">
          <table:table-cell office:value-type="percentage" office:value="0.17" calcext:value-type="percentage">
            <text:p>17.00%</text:p>
          </table:table-cell>
          <table:table-cell table:number-columns-repeated="8"/>
        </table:table-row>
        <table:table-row table:style-name="ro1">
          <table:table-cell office:value-type="percentage" office:value="0.25" calcext:value-type="percentage">
            <text:p>25.00%</text:p>
          </table:table-cell>
          <table:table-cell table:number-columns-repeated="8"/>
        </table:table-row>
        <table:table-row table:style-name="ro1">
          <table:table-cell office:value-type="percentage" office:value="0.3" calcext:value-type="percentage">
            <text:p>30.00%</text:p>
          </table:table-cell>
          <table:table-cell table:number-columns-repeated="8"/>
        </table:table-row>
        <table:table-row table:style-name="ro1">
          <table:table-cell office:value-type="percentage" office:value="0.32" calcext:value-type="percentage">
            <text:p>32.00%</text:p>
          </table:table-cell>
          <table:table-cell table:number-columns-repeated="8"/>
        </table:table-row>
        <table:table-row table:style-name="ro1">
          <table:table-cell office:value-type="percentage" office:value="0.33" calcext:value-type="percentage">
            <text:p>33.00%</text:p>
          </table:table-cell>
          <table:table-cell table:number-columns-repeated="8"/>
        </table:table-row>
        <table:table-row table:style-name="ro1">
          <table:table-cell office:value-type="percentage" office:value="0.44" calcext:value-type="percentage">
            <text:p>44.00%</text:p>
          </table:table-cell>
          <table:table-cell table:number-columns-repeated="8"/>
        </table:table-row>
        <table:table-row table:style-name="ro1">
          <table:table-cell office:value-type="percentage" office:value="0.36" calcext:value-type="percentage">
            <text:p>36.00%</text:p>
          </table:table-cell>
          <table:table-cell table:number-columns-repeated="8"/>
        </table:table-row>
        <table:table-row table:style-name="ro1">
          <table:table-cell office:value-type="percentage" office:value="0.39" calcext:value-type="percentage">
            <text:p>39.00%</text:p>
          </table:table-cell>
          <table:table-cell table:number-columns-repeated="8"/>
        </table:table-row>
        <table:table-row table:style-name="ro1">
          <table:table-cell office:value-type="percentage" office:value="0.21" calcext:value-type="percentage">
            <text:p>21.00%</text:p>
          </table:table-cell>
          <table:table-cell table:number-columns-repeated="8"/>
        </table:table-row>
        <table:table-row table:style-name="ro1">
          <table:table-cell office:value-type="percentage" office:value="0.25" calcext:value-type="percentage">
            <text:p>25.00%</text:p>
          </table:table-cell>
          <table:table-cell table:number-columns-repeated="8"/>
        </table:table-row>
        <table:table-row table:style-name="ro1">
          <table:table-cell office:value-type="percentage" office:value="0.23" calcext:value-type="percentage">
            <text:p>23.00%</text:p>
          </table:table-cell>
          <table:table-cell table:number-columns-repeated="8"/>
        </table:table-row>
        <table:table-row table:style-name="ro1">
          <table:table-cell office:value-type="percentage" office:value="0.43" calcext:value-type="percentage">
            <text:p>43.00%</text:p>
          </table:table-cell>
          <table:table-cell table:number-columns-repeated="8"/>
        </table:table-row>
        <table:table-row table:style-name="ro1">
          <table:table-cell office:value-type="percentage" office:value="0.41" calcext:value-type="percentage">
            <text:p>41.00%</text:p>
          </table:table-cell>
          <table:table-cell table:number-columns-repeated="8"/>
        </table:table-row>
        <table:table-row table:style-name="ro1">
          <table:table-cell office:value-type="percentage" office:value="0.22" calcext:value-type="percentage">
            <text:p>22.00%</text:p>
          </table:table-cell>
          <table:table-cell table:number-columns-repeated="8"/>
        </table:table-row>
        <table:table-row table:style-name="ro1">
          <table:table-cell office:value-type="percentage" office:value="0.41" calcext:value-type="percentage">
            <text:p>41.00%</text:p>
          </table:table-cell>
          <table:table-cell table:number-columns-repeated="8"/>
        </table:table-row>
        <table:table-row table:style-name="ro1">
          <table:table-cell office:value-type="percentage" office:value="0.37" calcext:value-type="percentage">
            <text:p>37.00%</text:p>
          </table:table-cell>
          <table:table-cell table:number-columns-repeated="8"/>
        </table:table-row>
        <table:table-row table:style-name="ro1">
          <table:table-cell office:value-type="percentage" office:value="0.33" calcext:value-type="percentage">
            <text:p>33.00%</text:p>
          </table:table-cell>
          <table:table-cell table:number-columns-repeated="8"/>
        </table:table-row>
        <table:table-row table:style-name="ro1">
          <table:table-cell office:value-type="percentage" office:value="0.02" calcext:value-type="percentage">
            <text:p>2.00%</text:p>
          </table:table-cell>
          <table:table-cell table:number-columns-repeated="8"/>
        </table:table-row>
        <table:table-row table:style-name="ro1">
          <table:table-cell office:value-type="percentage" office:value="0.33" calcext:value-type="percentage">
            <text:p>33.00%</text:p>
          </table:table-cell>
          <table:table-cell table:number-columns-repeated="8"/>
        </table:table-row>
        <table:table-row table:style-name="ro1">
          <table:table-cell office:value-type="percentage" office:value="0.39" calcext:value-type="percentage">
            <text:p>39.00%</text:p>
          </table:table-cell>
          <table:table-cell table:number-columns-repeated="8"/>
        </table:table-row>
        <table:table-row table:style-name="ro1">
          <table:table-cell office:value-type="percentage" office:value="0.35" calcext:value-type="percentage">
            <text:p>35.00%</text:p>
          </table:table-cell>
          <table:table-cell table:number-columns-repeated="8"/>
        </table:table-row>
        <table:table-row table:style-name="ro1">
          <table:table-cell office:value-type="percentage" office:value="0.25" calcext:value-type="percentage">
            <text:p>25.00%</text:p>
          </table:table-cell>
          <table:table-cell table:number-columns-repeated="8"/>
        </table:table-row>
        <table:table-row table:style-name="ro1">
          <table:table-cell office:value-type="percentage" office:value="0.33" calcext:value-type="percentage">
            <text:p>33.00%</text:p>
          </table:table-cell>
          <table:table-cell table:number-columns-repeated="8"/>
        </table:table-row>
        <table:table-row table:style-name="ro1">
          <table:table-cell office:value-type="percentage" office:value="0" calcext:value-type="percentage">
            <text:p>0.00%</text:p>
          </table:table-cell>
          <table:table-cell table:number-columns-repeated="8"/>
        </table:table-row>
        <table:table-row table:style-name="ro1">
          <table:table-cell office:value-type="percentage" office:value="0.21" calcext:value-type="percentage">
            <text:p>21.00%</text:p>
          </table:table-cell>
          <table:table-cell table:number-columns-repeated="8"/>
        </table:table-row>
        <table:table-row table:style-name="ro1">
          <table:table-cell office:value-type="percentage" office:value="0.32" calcext:value-type="percentage">
            <text:p>32.00%</text:p>
          </table:table-cell>
          <table:table-cell table:number-columns-repeated="8"/>
        </table:table-row>
        <table:table-row table:style-name="ro1">
          <table:table-cell office:value-type="percentage" office:value="0.28" calcext:value-type="percentage">
            <text:p>28.00%</text:p>
          </table:table-cell>
          <table:table-cell table:number-columns-repeated="8"/>
        </table:table-row>
        <table:table-row table:style-name="ro1">
          <table:table-cell office:value-type="percentage" office:value="0.39" calcext:value-type="percentage">
            <text:p>39.00%</text:p>
          </table:table-cell>
          <table:table-cell table:number-columns-repeated="8"/>
        </table:table-row>
        <table:table-row table:style-name="ro1">
          <table:table-cell office:value-type="percentage" office:value="0.36" calcext:value-type="percentage">
            <text:p>36.00%</text:p>
          </table:table-cell>
          <table:table-cell table:number-columns-repeated="8"/>
        </table:table-row>
        <table:table-row table:style-name="ro1">
          <table:table-cell office:value-type="percentage" office:value="0.29" calcext:value-type="percentage">
            <text:p>29.00%</text:p>
          </table:table-cell>
          <table:table-cell table:number-columns-repeated="8"/>
        </table:table-row>
        <table:table-row table:style-name="ro1">
          <table:table-cell office:value-type="percentage" office:value="0.4" calcext:value-type="percentage">
            <text:p>40.00%</text:p>
          </table:table-cell>
          <table:table-cell table:number-columns-repeated="8"/>
        </table:table-row>
        <table:table-row table:style-name="ro1">
          <table:table-cell office:value-type="percentage" office:value="0.25" calcext:value-type="percentage">
            <text:p>25.00%</text:p>
          </table:table-cell>
          <table:table-cell table:number-columns-repeated="8"/>
        </table:table-row>
        <table:table-row table:style-name="ro1">
          <table:table-cell office:value-type="percentage" office:value="0.38" calcext:value-type="percentage">
            <text:p>38.00%</text:p>
          </table:table-cell>
          <table:table-cell table:number-columns-repeated="8"/>
        </table:table-row>
        <table:table-row table:style-name="ro1">
          <table:table-cell office:value-type="percentage" office:value="0.32" calcext:value-type="percentage">
            <text:p>32.00%</text:p>
          </table:table-cell>
          <table:table-cell table:number-columns-repeated="8"/>
        </table:table-row>
        <table:table-row table:style-name="ro1">
          <table:table-cell office:value-type="percentage" office:value="0.36" calcext:value-type="percentage">
            <text:p>36.00%</text:p>
          </table:table-cell>
          <table:table-cell table:number-columns-repeated="8"/>
        </table:table-row>
        <table:table-row table:style-name="ro1">
          <table:table-cell office:value-type="percentage" office:value="0.21" calcext:value-type="percentage">
            <text:p>21.00%</text:p>
          </table:table-cell>
          <table:table-cell table:number-columns-repeated="8"/>
        </table:table-row>
        <table:table-row table:style-name="ro4">
          <table:table-cell office:value-type="percentage" office:value="0.43" calcext:value-type="percentage">
            <text:p>43.00%</text:p>
          </table:table-cell>
          <table:table-cell office:value-type="string" calcext:value-type="string">
            <text:p>0: Estimator hyperparameters:</text:p>
            <text:p>0:      num_classes=9</text:p>
            <text:p>0:      num_modalities=7</text:p>
            <text:p>0:      fingerprint_size=80</text:p>
            <text:p>0:      batch_size=50</text:p>
            <text:p>0:      learning_rate=0.100000</text:p>
            <text:p>0:      decay=0.100000</text:p>
            <text:p>0:      num_filters=26</text:p>
            <text:p>0:      kernel_sizes={'Acc': [15, 9, 12], 'Pre': [12, 12, 9], 'Gyr': [9, 15, 11], 'Mag': [15, 12, 12], 'Ori': [9, 9, 12], 'Gra': [15, 9, 11], 'LAc': [12, 15, 12]}</text:p>
            <text:p>0:      overlap=0.556311</text:p>
            <text:p>0:      num_units_dense_layer=2048</text:p>
            <text:p>0:      dropout=0.107235</text:p>
          </table:table-cell>
          <table:table-cell table:number-columns-repeated="7"/>
        </table:table-row>
        <table:table-row table:style-name="ro1">
          <table:table-cell office:value-type="percentage" office:value="0.28" calcext:value-type="percentage">
            <text:p>28.00%</text:p>
          </table:table-cell>
          <table:table-cell table:number-columns-repeated="8"/>
        </table:table-row>
        <table:table-row table:style-name="ro1">
          <table:table-cell table:style-name="ce3" table:formula="of:=AVERAGE([.A1:.A60])" office:value-type="percentage" office:value="0.262833333333333" calcext:value-type="percentage">
            <text:p>26.28%</text:p>
          </table:table-cell>
          <table:table-cell office:value-type="string" calcext:value-type="string">
            <text:p>average</text:p>
          </table:table-cell>
          <table:table-cell table:number-columns-repeated="7"/>
        </table:table-row>
        <table:table-row table:style-name="ro1">
          <table:table-cell table:style-name="Default" table:formula="of:=STDEV([.A1:.A60])" office:value-type="float" office:value="0.137324207090765" calcext:value-type="float">
            <text:p>0.137324207090765</text:p>
          </table:table-cell>
          <table:table-cell office:value-type="string" calcext:value-type="string">
            <text:p>std</text:p>
          </table:table-cell>
          <table:table-cell table:number-columns-repeated="7"/>
        </table:table-row>
      </table:table>
      <table:table table:name="Sheet2" table:style-name="ta1">
        <table:shapes>
          <draw:frame draw:z-index="0" draw:style-name="gr1" draw:text-style-name="P1" svg:width="453.51pt" svg:height="255.09pt" svg:x="960.89pt" svg:y="248pt">
            <draw:object draw:notify-on-update-of-ranges="Sheet2.A2:Sheet2.A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1212.04pt" svg:y="0pt">
            <draw:object draw:notify-on-update-of-ranges="Sheet2.A2:Sheet2.A2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453.51pt" svg:height="255.09pt" svg:x="187.09pt" svg:y="152.48pt">
            <draw:object draw:notify-on-update-of-ranges="Sheet2.A2:Sheet2.A2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0.10423" calcext:value-type="float">
            <text:p>0.10423</text:p>
          </table:table-cell>
        </table:table-row>
        <table:table-row table:style-name="ro1">
          <table:table-cell office:value-type="float" office:value="0.00145" calcext:value-type="float">
            <text:p>0.00145</text:p>
          </table:table-cell>
        </table:table-row>
        <table:table-row table:style-name="ro1">
          <table:table-cell office:value-type="float" office:value="0.00449" calcext:value-type="float">
            <text:p>0.00449</text:p>
          </table:table-cell>
        </table:table-row>
        <table:table-row table:style-name="ro1">
          <table:table-cell office:value-type="float" office:value="0.00029" calcext:value-type="float">
            <text:p>0.00029</text:p>
          </table:table-cell>
        </table:table-row>
        <table:table-row table:style-name="ro1">
          <table:table-cell office:value-type="float" office:value="0.00021" calcext:value-type="float">
            <text:p>0.00021</text:p>
          </table:table-cell>
        </table:table-row>
        <table:table-row table:style-name="ro1">
          <table:table-cell office:value-type="float" office:value="0.00137" calcext:value-type="float">
            <text:p>0.00137</text:p>
          </table:table-cell>
        </table:table-row>
        <table:table-row table:style-name="ro1">
          <table:table-cell office:value-type="float" office:value="0.00025" calcext:value-type="float">
            <text:p>0.00025</text:p>
          </table:table-cell>
        </table:table-row>
        <table:table-row table:style-name="ro1"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0.01514" calcext:value-type="float">
            <text:p>0.01514</text:p>
          </table:table-cell>
        </table:table-row>
        <table:table-row table:style-name="ro1">
          <table:table-cell office:value-type="float" office:value="0.00152" calcext:value-type="float">
            <text:p>0.00152</text:p>
          </table:table-cell>
        </table:table-row>
        <table:table-row table:style-name="ro1">
          <table:table-cell office:value-type="float" office:value="0.01717" calcext:value-type="float">
            <text:p>0.01717</text:p>
          </table:table-cell>
        </table:table-row>
        <table:table-row table:style-name="ro1">
          <table:table-cell office:value-type="float" office:value="0.00053" calcext:value-type="float">
            <text:p>0.00053</text:p>
          </table:table-cell>
        </table:table-row>
        <table:table-row table:style-name="ro1">
          <table:table-cell office:value-type="float" office:value="0.00000236" calcext:value-type="float">
            <text:p>2.36E-06</text:p>
          </table:table-cell>
        </table:table-row>
        <table:table-row table:style-name="ro1">
          <table:table-cell office:value-type="float" office:value="0.000668" calcext:value-type="float">
            <text:p>0.000668</text:p>
          </table:table-cell>
        </table:table-row>
        <table:table-row table:style-name="ro1">
          <table:table-cell office:value-type="float" office:value="0.005614" calcext:value-type="float">
            <text:p>0.005614</text:p>
          </table:table-cell>
        </table:table-row>
        <table:table-row table:style-name="ro1">
          <table:table-cell office:value-type="float" office:value="0.00000679" calcext:value-type="float">
            <text:p>6.79E-06</text:p>
          </table:table-cell>
        </table:table-row>
        <table:table-row table:style-name="ro1">
          <table:table-cell office:value-type="float" office:value="0.010652" calcext:value-type="float">
            <text:p>0.010652</text:p>
          </table:table-cell>
        </table:table-row>
        <table:table-row table:style-name="ro1">
          <table:table-cell office:value-type="float" office:value="0.000323" calcext:value-type="float">
            <text:p>0.000323</text:p>
          </table:table-cell>
        </table:table-row>
        <table:table-row table:style-name="ro1">
          <table:table-cell office:value-type="float" office:value="0.01794" calcext:value-type="float">
            <text:p>0.01794</text:p>
          </table:table-cell>
        </table:table-row>
        <table:table-row table:style-name="ro1">
          <table:table-cell office:value-type="float" office:value="0.000938" calcext:value-type="float">
            <text:p>0.000938</text:p>
          </table:table-cell>
        </table:table-row>
        <table:table-row table:style-name="ro1">
          <table:table-cell office:value-type="float" office:value="0.00281" calcext:value-type="float">
            <text:p>0.00281</text:p>
          </table:table-cell>
        </table:table-row>
        <table:table-row table:style-name="ro1">
          <table:table-cell office:value-type="float" office:value="0.005112" calcext:value-type="float">
            <text:p>0.005112</text:p>
          </table:table-cell>
        </table:table-row>
        <table:table-row table:style-name="ro1">
          <table:table-cell office:value-type="float" office:value="0.026483" calcext:value-type="float">
            <text:p>0.026483</text:p>
          </table:table-cell>
        </table:table-row>
        <table:table-row table:style-name="ro1">
          <table:table-cell office:value-type="float" office:value="0.005723" calcext:value-type="float">
            <text:p>0.005723</text:p>
          </table:table-cell>
        </table:table-row>
        <table:table-row table:style-name="ro1">
          <table:table-cell office:value-type="float" office:value="0.03267" calcext:value-type="float">
            <text:p>0.03267</text:p>
          </table:table-cell>
        </table:table-row>
        <table:table-row table:style-name="ro1">
          <table:table-cell office:value-type="float" office:value="0.10924" calcext:value-type="float">
            <text:p>0.10924</text:p>
          </table:table-cell>
        </table:table-row>
      </table:table>
      <table:table table:name="Sheet3" table:style-name="ta1">
        <table:shapes>
          <draw:frame draw:z-index="0" draw:style-name="gr1" draw:text-style-name="P1" svg:width="453.51pt" svg:height="255.09pt" svg:x="577.67pt" svg:y="41.22pt">
            <draw:object draw:notify-on-update-of-ranges="Sheet3.C1:Sheet3.C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(('learning rate'</text:p>
          </table:table-cell>
          <table:table-cell office:value-type="string" calcext:value-type="string">
            <text:p><text:s/>'num_units_dense_layer')</text:p>
          </table:table-cell>
          <table:table-cell office:value-type="float" office:value="0.0739716931765955" calcext:value-type="float">
            <text:p>0.0739716931765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dropout'</text:p>
          </table:table-cell>
          <table:table-cell office:value-type="string" calcext:value-type="string">
            <text:p><text:s/>'learning rate')</text:p>
          </table:table-cell>
          <table:table-cell office:value-type="float" office:value="0.0204085182855512" calcext:value-type="float">
            <text:p>0.0204085182855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6_1'</text:p>
          </table:table-cell>
          <table:table-cell office:value-type="string" calcext:value-type="string">
            <text:p><text:s/>'num_units_dense_layer')</text:p>
          </table:table-cell>
          <table:table-cell office:value-type="float" office:value="0.0137687878361853" calcext:value-type="float">
            <text:p>0.0137687878361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6_3'</text:p>
          </table:table-cell>
          <table:table-cell office:value-type="string" calcext:value-type="string">
            <text:p><text:s/>'learning rate')</text:p>
          </table:table-cell>
          <table:table-cell office:value-type="float" office:value="0.0133335228474916" calcext:value-type="float">
            <text:p>0.0133335228474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4_1'</text:p>
          </table:table-cell>
          <table:table-cell office:value-type="string" calcext:value-type="string">
            <text:p><text:s/>'learning rate')</text:p>
          </table:table-cell>
          <table:table-cell office:value-type="float" office:value="0.0123403201988435" calcext:value-type="float">
            <text:p>0.0123403201988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num filters'</text:p>
          </table:table-cell>
          <table:table-cell office:value-type="string" calcext:value-type="string">
            <text:p><text:s/>'num_units_dense_layer')</text:p>
          </table:table-cell>
          <table:table-cell office:value-type="float" office:value="0.00984020908793291" calcext:value-type="float">
            <text:p>0.0098402090879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dropout'</text:p>
          </table:table-cell>
          <table:table-cell office:value-type="string" calcext:value-type="string">
            <text:p><text:s/>'num_units_dense_layer')</text:p>
          </table:table-cell>
          <table:table-cell office:value-type="float" office:value="0.0077816434283909" calcext:value-type="float">
            <text:p>0.0077816434283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3_2'</text:p>
          </table:table-cell>
          <table:table-cell office:value-type="string" calcext:value-type="string">
            <text:p><text:s/>'num_units_dense_layer')</text:p>
          </table:table-cell>
          <table:table-cell office:value-type="float" office:value="0.00566546097336157" calcext:value-type="float">
            <text:p>0.0056654609733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learning rate'</text:p>
          </table:table-cell>
          <table:table-cell office:value-type="string" calcext:value-type="string">
            <text:p><text:s/>'overlap')</text:p>
          </table:table-cell>
          <table:table-cell office:value-type="float" office:value="0.00539313380308315" calcext:value-type="float">
            <text:p>0.0053931338030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7_3'</text:p>
          </table:table-cell>
          <table:table-cell office:value-type="string" calcext:value-type="string">
            <text:p><text:s/>'num_units_dense_layer')</text:p>
          </table:table-cell>
          <table:table-cell office:value-type="float" office:value="0.00396542131315684" calcext:value-type="float">
            <text:p>0.0039654213131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1_2'</text:p>
          </table:table-cell>
          <table:table-cell office:value-type="string" calcext:value-type="string">
            <text:p><text:s/>'learning rate')</text:p>
          </table:table-cell>
          <table:table-cell office:value-type="float" office:value="0.00380440973245346" calcext:value-type="float">
            <text:p>0.0038044097324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5_2'</text:p>
          </table:table-cell>
          <table:table-cell office:value-type="string" calcext:value-type="string">
            <text:p><text:s/>'learning rate')</text:p>
          </table:table-cell>
          <table:table-cell office:value-type="float" office:value="0.00353082602285652" calcext:value-type="float">
            <text:p>0.0035308260228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3_2'</text:p>
          </table:table-cell>
          <table:table-cell office:value-type="string" calcext:value-type="string">
            <text:p><text:s/>'learning rate')</text:p>
          </table:table-cell>
          <table:table-cell office:value-type="float" office:value="0.00327773732346712" calcext:value-type="float">
            <text:p>0.0032777373234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2_2'</text:p>
          </table:table-cell>
          <table:table-cell office:value-type="string" calcext:value-type="string">
            <text:p><text:s/>'num_units_dense_layer')</text:p>
          </table:table-cell>
          <table:table-cell office:value-type="float" office:value="0.00321030405373469" calcext:value-type="float">
            <text:p>0.0032103040537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7_2'</text:p>
          </table:table-cell>
          <table:table-cell office:value-type="string" calcext:value-type="string">
            <text:p><text:s/>'num_units_dense_layer')</text:p>
          </table:table-cell>
          <table:table-cell office:value-type="float" office:value="0.00271261754030665" calcext:value-type="float">
            <text:p>0.0027126175403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dropout'</text:p>
          </table:table-cell>
          <table:table-cell office:value-type="string" calcext:value-type="string">
            <text:p><text:s/>'kernel size 7_2')</text:p>
          </table:table-cell>
          <table:table-cell office:value-type="float" office:value="0.0025163863439155" calcext:value-type="float">
            <text:p>0.0025163863439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7_1'</text:p>
          </table:table-cell>
          <table:table-cell office:value-type="string" calcext:value-type="string">
            <text:p><text:s/>'learning rate')</text:p>
          </table:table-cell>
          <table:table-cell office:value-type="float" office:value="0.00186023775089821" calcext:value-type="float">
            <text:p>0.0018602377508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7_2'</text:p>
          </table:table-cell>
          <table:table-cell office:value-type="string" calcext:value-type="string">
            <text:p><text:s/>'learning rate')</text:p>
          </table:table-cell>
          <table:table-cell office:value-type="float" office:value="0.00180875739936896" calcext:value-type="float">
            <text:p>0.0018087573993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7_3'</text:p>
          </table:table-cell>
          <table:table-cell office:value-type="string" calcext:value-type="string">
            <text:p><text:s/>'learning rate')</text:p>
          </table:table-cell>
          <table:table-cell office:value-type="float" office:value="0.00162866331179594" calcext:value-type="float">
            <text:p>0.0016286633117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5_2'</text:p>
          </table:table-cell>
          <table:table-cell office:value-type="string" calcext:value-type="string">
            <text:p><text:s/>'num_units_dense_layer')</text:p>
          </table:table-cell>
          <table:table-cell office:value-type="float" office:value="0.00137203294141186" calcext:value-type="float">
            <text:p>0.0013720329414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dropout'</text:p>
          </table:table-cell>
          <table:table-cell office:value-type="string" calcext:value-type="string">
            <text:p><text:s/>'num filters')</text:p>
          </table:table-cell>
          <table:table-cell office:value-type="float" office:value="0.00137131842027909" calcext:value-type="float">
            <text:p>0.0013713184202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6_1'</text:p>
          </table:table-cell>
          <table:table-cell office:value-type="string" calcext:value-type="string">
            <text:p><text:s/>'learning rate')</text:p>
          </table:table-cell>
          <table:table-cell office:value-type="float" office:value="0.00133233768902232" calcext:value-type="float">
            <text:p>0.001332337689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6_2'</text:p>
          </table:table-cell>
          <table:table-cell office:value-type="string" calcext:value-type="string">
            <text:p><text:s/>'learning rate')</text:p>
          </table:table-cell>
          <table:table-cell office:value-type="float" office:value="0.00126413655047756" calcext:value-type="float">
            <text:p>0.0012641365504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3_3'</text:p>
          </table:table-cell>
          <table:table-cell office:value-type="string" calcext:value-type="string">
            <text:p><text:s/>'learning rate')</text:p>
          </table:table-cell>
          <table:table-cell office:value-type="float" office:value="0.00109252613912851" calcext:value-type="float">
            <text:p>0.0010925261391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3_2'</text:p>
          </table:table-cell>
          <table:table-cell office:value-type="string" calcext:value-type="string">
            <text:p><text:s/>'kernel size 6_2')</text:p>
          </table:table-cell>
          <table:table-cell office:value-type="float" office:value="0.000927789547824568" calcext:value-type="float">
            <text:p>0.0009277895478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learning rate'</text:p>
          </table:table-cell>
          <table:table-cell office:value-type="string" calcext:value-type="string">
            <text:p><text:s/>'num filters')</text:p>
          </table:table-cell>
          <table:table-cell office:value-type="float" office:value="0.000926870454877432" calcext:value-type="float">
            <text:p>0.0009268704548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1_1'</text:p>
          </table:table-cell>
          <table:table-cell office:value-type="string" calcext:value-type="string">
            <text:p><text:s/>'learning rate')</text:p>
          </table:table-cell>
          <table:table-cell office:value-type="float" office:value="0.000710194853375735" calcext:value-type="float">
            <text:p>0.0007101948533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4_1'</text:p>
          </table:table-cell>
          <table:table-cell office:value-type="string" calcext:value-type="string">
            <text:p><text:s/>'kernel size 5_2')</text:p>
          </table:table-cell>
          <table:table-cell office:value-type="float" office:value="0.000701668644489114" calcext:value-type="float">
            <text:p>0.0007016686444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6_2'</text:p>
          </table:table-cell>
          <table:table-cell office:value-type="string" calcext:value-type="string">
            <text:p><text:s/>'num_units_dense_layer')</text:p>
          </table:table-cell>
          <table:table-cell office:value-type="float" office:value="0.000627872187685986" calcext:value-type="float">
            <text:p>0.0006278721876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3_2'</text:p>
          </table:table-cell>
          <table:table-cell office:value-type="string" calcext:value-type="string">
            <text:p><text:s/>'kernel size 5_2')</text:p>
          </table:table-cell>
          <table:table-cell office:value-type="float" office:value="0.000551221388678016" calcext:value-type="float">
            <text:p>0.0005512213886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dropout'</text:p>
          </table:table-cell>
          <table:table-cell office:value-type="string" calcext:value-type="string">
            <text:p><text:s/>'kernel size 1_2')</text:p>
          </table:table-cell>
          <table:table-cell office:value-type="float" office:value="0.0005437699301305" calcext:value-type="float">
            <text:p>0.0005437699301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num_units_dense_layer'</text:p>
          </table:table-cell>
          <table:table-cell office:value-type="string" calcext:value-type="string">
            <text:p><text:s/>'overlap')</text:p>
          </table:table-cell>
          <table:table-cell office:value-type="float" office:value="0.000493870453778972" calcext:value-type="float">
            <text:p>0.0004938704537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5_1'</text:p>
          </table:table-cell>
          <table:table-cell office:value-type="string" calcext:value-type="string">
            <text:p><text:s/>'learning rate')</text:p>
          </table:table-cell>
          <table:table-cell office:value-type="float" office:value="0.000479631944489116" calcext:value-type="float">
            <text:p>0.0004796319444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3_2'</text:p>
          </table:table-cell>
          <table:table-cell office:value-type="string" calcext:value-type="string">
            <text:p><text:s/>'overlap')</text:p>
          </table:table-cell>
          <table:table-cell office:value-type="float" office:value="0.000466943536060386" calcext:value-type="float">
            <text:p>0.000466943536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1_1'</text:p>
          </table:table-cell>
          <table:table-cell office:value-type="string" calcext:value-type="string">
            <text:p><text:s/>'kernel size 4_1')</text:p>
          </table:table-cell>
          <table:table-cell office:value-type="float" office:value="0.000403826175533739" calcext:value-type="float">
            <text:p>0.0004038261755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1_3'</text:p>
          </table:table-cell>
          <table:table-cell office:value-type="string" calcext:value-type="string">
            <text:p><text:s/>'overlap')</text:p>
          </table:table-cell>
          <table:table-cell office:value-type="float" office:value="0.000388175115850368" calcext:value-type="float">
            <text:p>0.000388175115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dropout'</text:p>
          </table:table-cell>
          <table:table-cell office:value-type="string" calcext:value-type="string">
            <text:p><text:s/>'kernel size 4_2')</text:p>
          </table:table-cell>
          <table:table-cell office:value-type="float" office:value="0.000271685691072395" calcext:value-type="float">
            <text:p>0.000271685691072</text:p>
          </table:table-cell>
          <table:table-cell table:number-columns-repeated="5"/>
          <table:table-cell office:value-type="string" calcext:value-type="string">
            <text:p>(('kernel size 3_2'</text:p>
          </table:table-cell>
          <table:table-cell office:value-type="string" calcext:value-type="string">
            <text:p><text:s/>'kernel size 6_2')</text:p>
          </table:table-cell>
          <table:table-cell office:value-type="float" office:value="0.000927789547824568" calcext:value-type="float">
            <text:p>0.000927789547825</text:p>
          </table:table-cell>
        </table:table-row>
        <table:table-row table:style-name="ro1">
          <table:table-cell office:value-type="string" calcext:value-type="string">
            <text:p>(('kernel size 1_1'</text:p>
          </table:table-cell>
          <table:table-cell office:value-type="string" calcext:value-type="string">
            <text:p><text:s/>'num filters')</text:p>
          </table:table-cell>
          <table:table-cell office:value-type="float" office:value="0.000267854334785022" calcext:value-type="float">
            <text:p>0.000267854334785</text:p>
          </table:table-cell>
          <table:table-cell table:number-columns-repeated="5"/>
          <table:table-cell office:value-type="string" calcext:value-type="string">
            <text:p>(('kernel size 4_1'</text:p>
          </table:table-cell>
          <table:table-cell office:value-type="string" calcext:value-type="string">
            <text:p><text:s/>'kernel size 5_2')</text:p>
          </table:table-cell>
          <table:table-cell office:value-type="float" office:value="0.000701668644489114" calcext:value-type="float">
            <text:p>0.000701668644489</text:p>
          </table:table-cell>
        </table:table-row>
        <table:table-row table:style-name="ro1">
          <table:table-cell office:value-type="string" calcext:value-type="string">
            <text:p>(('kernel size 1_3'</text:p>
          </table:table-cell>
          <table:table-cell office:value-type="string" calcext:value-type="string">
            <text:p><text:s/>'learning rate')</text:p>
          </table:table-cell>
          <table:table-cell office:value-type="float" office:value="0.000259808598408653" calcext:value-type="float">
            <text:p>0.000259808598409</text:p>
          </table:table-cell>
          <table:table-cell table:number-columns-repeated="5"/>
          <table:table-cell office:value-type="string" calcext:value-type="string">
            <text:p>(('kernel size 3_2'</text:p>
          </table:table-cell>
          <table:table-cell office:value-type="string" calcext:value-type="string">
            <text:p><text:s/>'kernel size 5_2')</text:p>
          </table:table-cell>
          <table:table-cell office:value-type="float" office:value="0.000551221388678016" calcext:value-type="float">
            <text:p>0.000551221388678</text:p>
          </table:table-cell>
        </table:table-row>
        <table:table-row table:style-name="ro1">
          <table:table-cell office:value-type="string" calcext:value-type="string">
            <text:p>(('kernel size 4_2'</text:p>
          </table:table-cell>
          <table:table-cell office:value-type="string" calcext:value-type="string">
            <text:p><text:s/>'learning rate')</text:p>
          </table:table-cell>
          <table:table-cell office:value-type="float" office:value="0.000259212964195781" calcext:value-type="float">
            <text:p>0.000259212964196</text:p>
          </table:table-cell>
          <table:table-cell table:number-columns-repeated="5"/>
          <table:table-cell office:value-type="string" calcext:value-type="string">
            <text:p>(('kernel size 1_1'</text:p>
          </table:table-cell>
          <table:table-cell office:value-type="string" calcext:value-type="string">
            <text:p><text:s/>'kernel size 4_1')</text:p>
          </table:table-cell>
          <table:table-cell office:value-type="float" office:value="0.000403826175533739" calcext:value-type="float">
            <text:p>0.000403826175534</text:p>
          </table:table-cell>
        </table:table-row>
        <table:table-row table:style-name="ro1">
          <table:table-cell office:value-type="string" calcext:value-type="string">
            <text:p>(('dropout'</text:p>
          </table:table-cell>
          <table:table-cell office:value-type="string" calcext:value-type="string">
            <text:p><text:s/>'overlap')</text:p>
          </table:table-cell>
          <table:table-cell office:value-type="float" office:value="0.000236716500149105" calcext:value-type="float">
            <text:p>0.000236716500149</text:p>
          </table:table-cell>
          <table:table-cell table:number-columns-repeated="5"/>
          <table:table-cell office:value-type="string" calcext:value-type="string">
            <text:p>(('kernel size 2_1'</text:p>
          </table:table-cell>
          <table:table-cell office:value-type="string" calcext:value-type="string">
            <text:p><text:s/>'kernel size 3_3')</text:p>
          </table:table-cell>
          <table:table-cell office:value-type="float" office:value="0.000231547320749887" calcext:value-type="float">
            <text:p>0.00023154732075</text:p>
          </table:table-cell>
        </table:table-row>
        <table:table-row table:style-name="ro1">
          <table:table-cell office:value-type="string" calcext:value-type="string">
            <text:p>(('kernel size 2_1'</text:p>
          </table:table-cell>
          <table:table-cell office:value-type="string" calcext:value-type="string">
            <text:p><text:s/>'kernel size 3_3')</text:p>
          </table:table-cell>
          <table:table-cell office:value-type="float" office:value="0.000231547320749887" calcext:value-type="float">
            <text:p>0.00023154732075</text:p>
          </table:table-cell>
          <table:table-cell table:number-columns-repeated="5"/>
          <table:table-cell office:value-type="string" calcext:value-type="string">
            <text:p>(('kernel size 3_3'</text:p>
          </table:table-cell>
          <table:table-cell office:value-type="string" calcext:value-type="string">
            <text:p><text:s/>'kernel size 4_1')</text:p>
          </table:table-cell>
          <table:table-cell office:value-type="float" office:value="0.000224725893219806" calcext:value-type="float">
            <text:p>0.00022472589322</text:p>
          </table:table-cell>
        </table:table-row>
        <table:table-row table:style-name="ro1">
          <table:table-cell office:value-type="string" calcext:value-type="string">
            <text:p>(('kernel size 3_3'</text:p>
          </table:table-cell>
          <table:table-cell office:value-type="string" calcext:value-type="string">
            <text:p><text:s/>'kernel size 4_1')</text:p>
          </table:table-cell>
          <table:table-cell office:value-type="float" office:value="0.000224725893219806" calcext:value-type="float">
            <text:p>0.00022472589322</text:p>
          </table:table-cell>
          <table:table-cell table:number-columns-repeated="5"/>
          <table:table-cell office:value-type="string" calcext:value-type="string">
            <text:p>(('kernel size 4_1'</text:p>
          </table:table-cell>
          <table:table-cell office:value-type="string" calcext:value-type="string">
            <text:p><text:s/>'kernel size 5_1')</text:p>
          </table:table-cell>
          <table:table-cell office:value-type="float" office:value="0.000212161047593718" calcext:value-type="float">
            <text:p>0.000212161047594</text:p>
          </table:table-cell>
        </table:table-row>
        <table:table-row table:style-name="ro1">
          <table:table-cell office:value-type="string" calcext:value-type="string">
            <text:p>(('kernel size 4_1'</text:p>
          </table:table-cell>
          <table:table-cell office:value-type="string" calcext:value-type="string">
            <text:p><text:s/>'kernel size 5_1')</text:p>
          </table:table-cell>
          <table:table-cell office:value-type="float" office:value="0.000212161047593718" calcext:value-type="float">
            <text:p>0.000212161047594</text:p>
          </table:table-cell>
          <table:table-cell table:number-columns-repeated="5"/>
          <table:table-cell office:value-type="string" calcext:value-type="string">
            <text:p>(('kernel size 2_3'</text:p>
          </table:table-cell>
          <table:table-cell office:value-type="string" calcext:value-type="string">
            <text:p><text:s/>'kernel size 3_2')</text:p>
          </table:table-cell>
          <table:table-cell office:value-type="float" office:value="0.000176305452264746" calcext:value-type="float">
            <text:p>0.000176305452265</text:p>
          </table:table-cell>
        </table:table-row>
        <table:table-row table:style-name="ro1">
          <table:table-cell office:value-type="string" calcext:value-type="string">
            <text:p>(('kernel size 4_2'</text:p>
          </table:table-cell>
          <table:table-cell office:value-type="string" calcext:value-type="string">
            <text:p><text:s/>'num_units_dense_layer')</text:p>
          </table:table-cell>
          <table:table-cell office:value-type="float" office:value="0.000185108415192967" calcext:value-type="float">
            <text:p>0.000185108415193</text:p>
          </table:table-cell>
          <table:table-cell table:number-columns-repeated="5"/>
          <table:table-cell office:value-type="string" calcext:value-type="string">
            <text:p>(('kernel size 1_2'</text:p>
          </table:table-cell>
          <table:table-cell office:value-type="string" calcext:value-type="string">
            <text:p><text:s/>'kernel size 3_3')</text:p>
          </table:table-cell>
          <table:table-cell office:value-type="float" office:value="0.000104617348942037" calcext:value-type="float">
            <text:p>0.000104617348942</text:p>
          </table:table-cell>
        </table:table-row>
        <table:table-row table:style-name="ro1">
          <table:table-cell office:value-type="string" calcext:value-type="string">
            <text:p>(('kernel size 2_3'</text:p>
          </table:table-cell>
          <table:table-cell office:value-type="string" calcext:value-type="string">
            <text:p><text:s/>'kernel size 3_2')</text:p>
          </table:table-cell>
          <table:table-cell office:value-type="float" office:value="0.000176305452264746" calcext:value-type="float">
            <text:p>0.000176305452265</text:p>
          </table:table-cell>
          <table:table-cell table:number-columns-repeated="5"/>
          <table:table-cell office:value-type="string" calcext:value-type="string">
            <text:p>(('kernel size 5_2'</text:p>
          </table:table-cell>
          <table:table-cell office:value-type="string" calcext:value-type="string">
            <text:p><text:s/>'kernel size 6_2')</text:p>
          </table:table-cell>
          <table:table-cell office:value-type="float" office:value="0.000100937751848504" calcext:value-type="float">
            <text:p>0.000100937751849</text:p>
          </table:table-cell>
        </table:table-row>
        <table:table-row table:style-name="ro1">
          <table:table-cell office:value-type="string" calcext:value-type="string">
            <text:p>(('dropout'</text:p>
          </table:table-cell>
          <table:table-cell office:value-type="string" calcext:value-type="string">
            <text:p><text:s/>'kernel size 1_1')</text:p>
          </table:table-cell>
          <table:table-cell office:value-type="float" office:value="0.00016681634342079" calcext:value-type="float">
            <text:p>0.0001668163434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2_1'</text:p>
          </table:table-cell>
          <table:table-cell office:value-type="string" calcext:value-type="string">
            <text:p><text:s/>'learning rate')</text:p>
          </table:table-cell>
          <table:table-cell office:value-type="float" office:value="0.000164279872496331" calcext:value-type="float">
            <text:p>0.0001642798724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2_3'</text:p>
          </table:table-cell>
          <table:table-cell office:value-type="string" calcext:value-type="string">
            <text:p><text:s/>'learning rate')</text:p>
          </table:table-cell>
          <table:table-cell office:value-type="float" office:value="0.00016233219941351" calcext:value-type="float">
            <text:p>0.0001623321994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3_1'</text:p>
          </table:table-cell>
          <table:table-cell office:value-type="string" calcext:value-type="string">
            <text:p><text:s/>'learning rate')</text:p>
          </table:table-cell>
          <table:table-cell office:value-type="float" office:value="0.00014091618590172" calcext:value-type="float">
            <text:p>0.0001409161859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dropout'</text:p>
          </table:table-cell>
          <table:table-cell office:value-type="string" calcext:value-type="string">
            <text:p><text:s/>'kernel size 7_3')</text:p>
          </table:table-cell>
          <table:table-cell office:value-type="float" office:value="0.000120698655158291" calcext:value-type="float">
            <text:p>0.0001206986551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dropout'</text:p>
          </table:table-cell>
          <table:table-cell office:value-type="string" calcext:value-type="string">
            <text:p><text:s/>'kernel size 6_1')</text:p>
          </table:table-cell>
          <table:table-cell office:value-type="float" office:value="0.000118949645958032" calcext:value-type="float">
            <text:p>0.0001189496459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5_3'</text:p>
          </table:table-cell>
          <table:table-cell office:value-type="string" calcext:value-type="string">
            <text:p><text:s/>'learning rate')</text:p>
          </table:table-cell>
          <table:table-cell office:value-type="float" office:value="0.000116223403707315" calcext:value-type="float">
            <text:p>0.000116223403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1_1'</text:p>
          </table:table-cell>
          <table:table-cell office:value-type="string" calcext:value-type="string">
            <text:p><text:s/>'num_units_dense_layer')</text:p>
          </table:table-cell>
          <table:table-cell office:value-type="float" office:value="0.0001057206849432" calcext:value-type="float">
            <text:p>0.0001057206849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1_2'</text:p>
          </table:table-cell>
          <table:table-cell office:value-type="string" calcext:value-type="string">
            <text:p><text:s/>'kernel size 3_3')</text:p>
          </table:table-cell>
          <table:table-cell office:value-type="float" office:value="0.000104617348942037" calcext:value-type="float">
            <text:p>0.0001046173489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dropout'</text:p>
          </table:table-cell>
          <table:table-cell office:value-type="string" calcext:value-type="string">
            <text:p><text:s/>'kernel size 3_2')</text:p>
          </table:table-cell>
          <table:table-cell office:value-type="float" office:value="0.000101955441169528" calcext:value-type="float">
            <text:p>0.000101955441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5_2'</text:p>
          </table:table-cell>
          <table:table-cell office:value-type="string" calcext:value-type="string">
            <text:p><text:s/>'kernel size 6_2')</text:p>
          </table:table-cell>
          <table:table-cell office:value-type="float" office:value="0.000100937751848504" calcext:value-type="float">
            <text:p>0.0001009377518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6_2'</text:p>
          </table:table-cell>
          <table:table-cell office:value-type="string" calcext:value-type="string">
            <text:p><text:s/>'kernel size 7_2')</text:p>
          </table:table-cell>
          <table:table-cell table:style-name="ce4" office:value-type="float" office:value="0.0000981235793122822" calcext:value-type="float">
            <text:p>9.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dropout'</text:p>
          </table:table-cell>
          <table:table-cell office:value-type="string" calcext:value-type="string">
            <text:p><text:s/>'kernel size 6_2')</text:p>
          </table:table-cell>
          <table:table-cell table:style-name="ce4" office:value-type="float" office:value="0.000094299492635967" calcext:value-type="float">
            <text:p>9.4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3_3'</text:p>
          </table:table-cell>
          <table:table-cell office:value-type="string" calcext:value-type="string">
            <text:p><text:s/>'kernel size 5_2')</text:p>
          </table:table-cell>
          <table:table-cell table:style-name="ce4" office:value-type="float" office:value="0.0000908581071878994" calcext:value-type="float">
            <text:p>9.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dropout'</text:p>
          </table:table-cell>
          <table:table-cell office:value-type="string" calcext:value-type="string">
            <text:p><text:s/>'kernel size 4_1')</text:p>
          </table:table-cell>
          <table:table-cell table:style-name="ce4" office:value-type="float" office:value="0.0000854321429599962" calcext:value-type="float">
            <text:p>8.5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4_2'</text:p>
          </table:table-cell>
          <table:table-cell office:value-type="string" calcext:value-type="string">
            <text:p><text:s/>'kernel size 6_2')</text:p>
          </table:table-cell>
          <table:table-cell table:style-name="ce4" office:value-type="float" office:value="0.000075636107748539" calcext:value-type="float">
            <text:p>7.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7_3'</text:p>
          </table:table-cell>
          <table:table-cell office:value-type="string" calcext:value-type="string">
            <text:p><text:s/>'overlap')</text:p>
          </table:table-cell>
          <table:table-cell table:style-name="ce4" office:value-type="float" office:value="0.0000755539722906964" calcext:value-type="float">
            <text:p>7.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3_3'</text:p>
          </table:table-cell>
          <table:table-cell office:value-type="string" calcext:value-type="string">
            <text:p><text:s/>'num_units_dense_layer')</text:p>
          </table:table-cell>
          <table:table-cell table:style-name="ce4" office:value-type="float" office:value="0.0000683492661153299" calcext:value-type="float">
            <text:p>6.8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1_2'</text:p>
          </table:table-cell>
          <table:table-cell office:value-type="string" calcext:value-type="string">
            <text:p><text:s/>'kernel size 3_2')</text:p>
          </table:table-cell>
          <table:table-cell table:style-name="ce4" office:value-type="float" office:value="0.0000672115417102708" calcext:value-type="float">
            <text:p>6.7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3_2'</text:p>
          </table:table-cell>
          <table:table-cell office:value-type="string" calcext:value-type="string">
            <text:p><text:s/>'kernel size 5_1')</text:p>
          </table:table-cell>
          <table:table-cell table:style-name="ce4" office:value-type="float" office:value="0.0000538197728054715" calcext:value-type="float">
            <text:p>5.3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1_2'</text:p>
          </table:table-cell>
          <table:table-cell office:value-type="string" calcext:value-type="string">
            <text:p><text:s/>'kernel size 7_1')</text:p>
          </table:table-cell>
          <table:table-cell table:style-name="ce4" office:value-type="float" office:value="0.0000507536981161053" calcext:value-type="float">
            <text:p>5.0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dropout'</text:p>
          </table:table-cell>
          <table:table-cell office:value-type="string" calcext:value-type="string">
            <text:p><text:s/>'kernel size 3_1')</text:p>
          </table:table-cell>
          <table:table-cell table:style-name="ce4" office:value-type="float" office:value="0.0000502554085268754" calcext:value-type="float">
            <text:p>5.0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3_2'</text:p>
          </table:table-cell>
          <table:table-cell office:value-type="string" calcext:value-type="string">
            <text:p><text:s/>'kernel size 5_3')</text:p>
          </table:table-cell>
          <table:table-cell table:style-name="ce4" office:value-type="float" office:value="0.0000463809808012282" calcext:value-type="float">
            <text:p>4.6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4_1'</text:p>
          </table:table-cell>
          <table:table-cell office:value-type="string" calcext:value-type="string">
            <text:p><text:s/>'kernel size 4_2')</text:p>
          </table:table-cell>
          <table:table-cell table:style-name="ce4" office:value-type="float" office:value="0.0000458072893323497" calcext:value-type="float">
            <text:p>4.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dropout'</text:p>
          </table:table-cell>
          <table:table-cell office:value-type="string" calcext:value-type="string">
            <text:p><text:s/>'kernel size 5_1')</text:p>
          </table:table-cell>
          <table:table-cell table:style-name="ce4" office:value-type="float" office:value="0.000044664184526189" calcext:value-type="float">
            <text:p>4.4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1_1'</text:p>
          </table:table-cell>
          <table:table-cell office:value-type="string" calcext:value-type="string">
            <text:p><text:s/>'kernel size 5_2')</text:p>
          </table:table-cell>
          <table:table-cell table:style-name="ce4" office:value-type="float" office:value="0.0000429367243162262" calcext:value-type="float">
            <text:p>4.2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num filters'</text:p>
          </table:table-cell>
          <table:table-cell office:value-type="string" calcext:value-type="string">
            <text:p><text:s/>'overlap')</text:p>
          </table:table-cell>
          <table:table-cell table:style-name="ce4" office:value-type="float" office:value="0.0000404035022144635" calcext:value-type="float">
            <text:p>4.0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3_3'</text:p>
          </table:table-cell>
          <table:table-cell office:value-type="string" calcext:value-type="string">
            <text:p><text:s/>'kernel size 5_3')</text:p>
          </table:table-cell>
          <table:table-cell table:style-name="ce4" office:value-type="float" office:value="0.0000392802003250549" calcext:value-type="float">
            <text:p>3.9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1_3'</text:p>
          </table:table-cell>
          <table:table-cell office:value-type="string" calcext:value-type="string">
            <text:p><text:s/>'num_units_dense_layer')</text:p>
          </table:table-cell>
          <table:table-cell table:style-name="ce4" office:value-type="float" office:value="0.0000380450900991882" calcext:value-type="float">
            <text:p>3.80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dropout'</text:p>
          </table:table-cell>
          <table:table-cell office:value-type="string" calcext:value-type="string">
            <text:p><text:s/>'kernel size 3_3')</text:p>
          </table:table-cell>
          <table:table-cell table:style-name="ce4" office:value-type="float" office:value="0.000036061042682729" calcext:value-type="float">
            <text:p>3.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5_2'</text:p>
          </table:table-cell>
          <table:table-cell office:value-type="string" calcext:value-type="string">
            <text:p><text:s/>'num filters')</text:p>
          </table:table-cell>
          <table:table-cell table:style-name="ce4" office:value-type="float" office:value="0.0000347508272717875" calcext:value-type="float">
            <text:p>3.4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2_1'</text:p>
          </table:table-cell>
          <table:table-cell office:value-type="string" calcext:value-type="string">
            <text:p><text:s/>'kernel size 5_2')</text:p>
          </table:table-cell>
          <table:table-cell table:style-name="ce4" office:value-type="float" office:value="0.0000336346229549423" calcext:value-type="float">
            <text:p>3.3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1_3'</text:p>
          </table:table-cell>
          <table:table-cell office:value-type="string" calcext:value-type="string">
            <text:p><text:s/>'kernel size 6_1')</text:p>
          </table:table-cell>
          <table:table-cell table:style-name="ce4" office:value-type="float" office:value="0.0000335174696228124" calcext:value-type="float">
            <text:p>3.3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4_3'</text:p>
          </table:table-cell>
          <table:table-cell office:value-type="string" calcext:value-type="string">
            <text:p><text:s/>'kernel size 5_2')</text:p>
          </table:table-cell>
          <table:table-cell table:style-name="ce4" office:value-type="float" office:value="0.0000318691875129855" calcext:value-type="float">
            <text:p>3.1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2_1'</text:p>
          </table:table-cell>
          <table:table-cell office:value-type="string" calcext:value-type="string">
            <text:p><text:s/>'num_units_dense_layer')</text:p>
          </table:table-cell>
          <table:table-cell table:style-name="ce4" office:value-type="float" office:value="0.0000315024607208769" calcext:value-type="float">
            <text:p>3.1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7_3'</text:p>
          </table:table-cell>
          <table:table-cell office:value-type="string" calcext:value-type="string">
            <text:p><text:s/>'num filters')</text:p>
          </table:table-cell>
          <table:table-cell table:style-name="ce4" office:value-type="float" office:value="0.0000302755699189939" calcext:value-type="float">
            <text:p>3.0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2_3'</text:p>
          </table:table-cell>
          <table:table-cell office:value-type="string" calcext:value-type="string">
            <text:p><text:s/>'kernel size 5_2')</text:p>
          </table:table-cell>
          <table:table-cell table:style-name="ce4" office:value-type="float" office:value="0.0000283479413038501" calcext:value-type="float">
            <text:p>2.8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1_3'</text:p>
          </table:table-cell>
          <table:table-cell office:value-type="string" calcext:value-type="string">
            <text:p><text:s/>'kernel size 3_2')</text:p>
          </table:table-cell>
          <table:table-cell table:style-name="ce4" office:value-type="float" office:value="0.0000246482700487143" calcext:value-type="float">
            <text:p>2.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dropout'</text:p>
          </table:table-cell>
          <table:table-cell office:value-type="string" calcext:value-type="string">
            <text:p><text:s/>'kernel size 6_3')</text:p>
          </table:table-cell>
          <table:table-cell table:style-name="ce4" office:value-type="float" office:value="0.0000226601196735604" calcext:value-type="float">
            <text:p>2.2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4_1'</text:p>
          </table:table-cell>
          <table:table-cell office:value-type="string" calcext:value-type="string">
            <text:p><text:s/>'num_units_dense_layer')</text:p>
          </table:table-cell>
          <table:table-cell table:style-name="ce4" office:value-type="float" office:value="0.0000218310420356888" calcext:value-type="float">
            <text:p>2.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4_2'</text:p>
          </table:table-cell>
          <table:table-cell office:value-type="string" calcext:value-type="string">
            <text:p><text:s/>'kernel size 5_2')</text:p>
          </table:table-cell>
          <table:table-cell table:style-name="ce4" office:value-type="float" office:value="0.0000211254091160708" calcext:value-type="float">
            <text:p>2.1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4_1'</text:p>
          </table:table-cell>
          <table:table-cell office:value-type="string" calcext:value-type="string">
            <text:p><text:s/>'overlap')</text:p>
          </table:table-cell>
          <table:table-cell table:style-name="ce4" office:value-type="float" office:value="0.0000177969383314309" calcext:value-type="float">
            <text:p>1.7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1_2'</text:p>
          </table:table-cell>
          <table:table-cell office:value-type="string" calcext:value-type="string">
            <text:p><text:s/>'kernel size 2_1')</text:p>
          </table:table-cell>
          <table:table-cell table:style-name="ce4" office:value-type="float" office:value="0.0000166346560267514" calcext:value-type="float">
            <text:p>1.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dropout'</text:p>
          </table:table-cell>
          <table:table-cell office:value-type="string" calcext:value-type="string">
            <text:p><text:s/>'kernel size 2_2')</text:p>
          </table:table-cell>
          <table:table-cell table:style-name="ce4" office:value-type="float" office:value="0.0000165445900774686" calcext:value-type="float">
            <text:p>1.6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3_2'</text:p>
          </table:table-cell>
          <table:table-cell office:value-type="string" calcext:value-type="string">
            <text:p><text:s/>'kernel size 4_3')</text:p>
          </table:table-cell>
          <table:table-cell table:style-name="ce4" office:value-type="float" office:value="0.0000161881633922591" calcext:value-type="float">
            <text:p>1.6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2_3'</text:p>
          </table:table-cell>
          <table:table-cell office:value-type="string" calcext:value-type="string">
            <text:p><text:s/>'kernel size 3_3')</text:p>
          </table:table-cell>
          <table:table-cell table:style-name="ce4" office:value-type="float" office:value="0.0000152099860254723" calcext:value-type="float">
            <text:p>1.5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dropout'</text:p>
          </table:table-cell>
          <table:table-cell office:value-type="string" calcext:value-type="string">
            <text:p><text:s/>'kernel size 5_3')</text:p>
          </table:table-cell>
          <table:table-cell table:style-name="ce4" office:value-type="float" office:value="0.000014935031983516" calcext:value-type="float">
            <text:p>1.4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2_2'</text:p>
          </table:table-cell>
          <table:table-cell office:value-type="string" calcext:value-type="string">
            <text:p><text:s/>'learning rate')</text:p>
          </table:table-cell>
          <table:table-cell table:style-name="ce4" office:value-type="float" office:value="0.0000144442405435946" calcext:value-type="float">
            <text:p>1.4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4_2'</text:p>
          </table:table-cell>
          <table:table-cell office:value-type="string" calcext:value-type="string">
            <text:p><text:s/>'kernel size 4_3')</text:p>
          </table:table-cell>
          <table:table-cell table:style-name="ce4" office:value-type="float" office:value="0.0000143460736863115" calcext:value-type="float">
            <text:p>1.4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6_1'</text:p>
          </table:table-cell>
          <table:table-cell office:value-type="string" calcext:value-type="string">
            <text:p><text:s/>'num filters')</text:p>
          </table:table-cell>
          <table:table-cell table:style-name="ce4" office:value-type="float" office:value="0.0000123903885760422" calcext:value-type="float">
            <text:p>1.2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5_3'</text:p>
          </table:table-cell>
          <table:table-cell office:value-type="string" calcext:value-type="string">
            <text:p><text:s/>'num_units_dense_layer')</text:p>
          </table:table-cell>
          <table:table-cell table:style-name="ce4" office:value-type="float" office:value="0.000012073528331068" calcext:value-type="float">
            <text:p>1.2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3_3'</text:p>
          </table:table-cell>
          <table:table-cell office:value-type="string" calcext:value-type="string">
            <text:p><text:s/>'kernel size 7_2')</text:p>
          </table:table-cell>
          <table:table-cell table:style-name="ce4" office:value-type="float" office:value="0.0000118456801232285" calcext:value-type="float">
            <text:p>1.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3_3'</text:p>
          </table:table-cell>
          <table:table-cell office:value-type="string" calcext:value-type="string">
            <text:p><text:s/>'num filters')</text:p>
          </table:table-cell>
          <table:table-cell table:style-name="ce4" office:value-type="float" office:value="0.0000117225849368337" calcext:value-type="float">
            <text:p>1.1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('kernel size 1_2'</text:p>
          </table:table-cell>
          <table:table-cell office:value-type="string" calcext:value-type="string">
            <text:p><text:s/>'kernel size 5_2')</text:p>
          </table:table-cell>
          <table:table-cell table:style-name="ce4" office:value-type="float" office:value="0.0000109684225889322" calcext:value-type="float">
            <text:p>1.10E-0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5:31:58.271838154</meta:creation-date>
    <dc:date>2019-04-07T14:54:27.790699976</dc:date>
    <meta:editing-duration>P25DT21H31M23S</meta:editing-duration>
    <meta:editing-cycles>2</meta:editing-cycles>
    <meta:generator>LibreOffice/6.0.7.3$Linux_X86_64 LibreOffice_project/00m0$Build-3</meta:generator>
    <meta:document-statistic meta:table-count="3" meta:cell-count="42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68cm" svg:height="10.688cm" xlink:href=".." xlink:type="simple" chart:class="chart:line" chart:style-name="ch1">
        <chart:title svg:x="3.256cm" svg:y="0.349cm" chart:style-name="ch2">
          <text:p>Evolution of recognition performances of still class</text:p>
        </chart:title>
        <chart:legend chart:legend-position="end" svg:x="14.198cm" svg:y="5.045cm" style:legend-expansion="high" chart:style-name="ch3"/>
        <chart:plot-area chart:style-name="ch4" table:cell-range-address="Sheet1.A1:Sheet1.A60" chart:data-source-has-labels="row" svg:x="1.344cm" svg:y="1.341cm" svg:width="12.521cm" svg:height="8.153cm">
          <chartooo:coordinate-region svg:x="2.256cm" svg:y="1.54cm" svg:width="11.609cm" svg:height="7.162cm"/>
          <chart:axis chart:dimension="x" chart:name="primary-x" chart:style-name="ch5">
            <chart:title svg:x="5.681cm" svg:y="9.707cm" chart:style-name="ch6">
              <text:p>Bayesian optimization run</text:p>
            </chart:title>
          </chart:axis>
          <chart:axis chart:dimension="y" chart:name="primary-y" chart:style-name="ch5">
            <chart:title svg:x="0.451cm" svg:y="6.056cm" chart:style-name="ch7">
              <text:p>f1-score</text:p>
            </chart:title>
            <chart:grid chart:style-name="ch8" chart:class="major"/>
          </chart:axis>
          <chart:series chart:style-name="ch9" chart:values-cell-range-address="Sheet1.A1:Sheet1.A60" loext:label-string="f1score" chart:class="chart:line"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1scor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8">
                <text:p>0.28</text:p>
                <draw:g>
                  <svg:desc>Sheet1.A1:Sheet1.A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8">
                <text:p>0.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2.A2:Sheet2.A24" svg:x="0.32cm" svg:y="0.18cm" svg:width="15.36cm" svg:height="8.64cm">
          <chartooo:coordinate-region svg:x="1.418cm" svg:y="0.379cm" svg:width="14.262cm" svg:height="7.7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2.A2:Sheet2.A24" chart:class="chart:bar">
            <chart:data-point chart:repeated="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45">
                <text:p>0.00145</text:p>
                <draw:g>
                  <svg:desc>Sheet2.A2:Sheet2.A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49">
                <text:p>0.004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29">
                <text:p>0.000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21">
                <text:p>0.000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514">
                <text:p>0.015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717">
                <text:p>0.017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53">
                <text:p>0.000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236">
                <text:p>0.000002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668">
                <text:p>0.0006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5614">
                <text:p>0.0056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679">
                <text:p>0.000006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0652">
                <text:p>0.0106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323">
                <text:p>0.0003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794">
                <text:p>0.017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938">
                <text:p>0.0009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81">
                <text:p>0.002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5112">
                <text:p>0.0051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6483">
                <text:p>0.0264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5723">
                <text:p>0.0057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2.A2:Sheet2.A24" svg:x="1.331cm" svg:y="0.18cm" svg:width="14.349cm" svg:height="7.659cm">
          <chartooo:coordinate-region svg:x="2.429cm" svg:y="0.379cm" svg:width="13.251cm" svg:height="6.813cm"/>
          <chart:axis chart:dimension="x" chart:name="primary-x" chart:style-name="ch3">
            <chart:title svg:x="6.582cm" svg:y="8.019cm" chart:style-name="ch4">
              <text:p>Modalities hyperpameters</text:p>
            </chart:title>
          </chart:axis>
          <chart:axis chart:dimension="y" chart:name="primary-y" chart:style-name="ch5">
            <chart:title svg:x="0.451cm" svg:y="5.548cm" chart:style-name="ch6">
              <text:p>Marginal importance</text:p>
            </chart:title>
            <chart:grid chart:style-name="ch7" chart:class="major"/>
          </chart:axis>
          <chart:series chart:style-name="ch8" chart:values-cell-range-address="Sheet2.A2:Sheet2.A24" chart:class="chart:bar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45">
                <text:p>0.00145</text:p>
                <draw:g>
                  <svg:desc>Sheet2.A2:Sheet2.A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49">
                <text:p>0.004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29">
                <text:p>0.000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21">
                <text:p>0.000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514">
                <text:p>0.015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717">
                <text:p>0.017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53">
                <text:p>0.000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236">
                <text:p>0.000002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668">
                <text:p>0.0006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5614">
                <text:p>0.0056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679">
                <text:p>0.000006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0652">
                <text:p>0.0106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323">
                <text:p>0.0003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794">
                <text:p>0.017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938">
                <text:p>0.0009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81">
                <text:p>0.002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5112">
                <text:p>0.0051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6483">
                <text:p>0.0264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5723">
                <text:p>0.0057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2.A2:Sheet2.A22" svg:x="1.331cm" svg:y="0.18cm" svg:width="14.349cm" svg:height="7.659cm">
          <chartooo:coordinate-region svg:x="2.429cm" svg:y="0.379cm" svg:width="13.251cm" svg:height="6.813cm"/>
          <chart:axis chart:dimension="x" chart:name="primary-x" chart:style-name="ch3">
            <chart:title svg:x="6.437cm" svg:y="8.019cm" chart:style-name="ch4">
              <text:p>Modalities hyperparameters</text:p>
            </chart:title>
          </chart:axis>
          <chart:axis chart:dimension="y" chart:name="primary-y" chart:style-name="ch5">
            <chart:title svg:x="0.451cm" svg:y="5.548cm" chart:style-name="ch6">
              <text:p>Marginal importance</text:p>
            </chart:title>
            <chart:grid chart:style-name="ch7" chart:class="major"/>
          </chart:axis>
          <chart:series chart:style-name="ch8" chart:values-cell-range-address="Sheet2.A2:Sheet2.A22" chart:class="chart:bar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45">
                <text:p>0.00145</text:p>
                <draw:g>
                  <svg:desc>Sheet2.A2:Sheet2.A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49">
                <text:p>0.004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29">
                <text:p>0.000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21">
                <text:p>0.000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514">
                <text:p>0.015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717">
                <text:p>0.017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53">
                <text:p>0.000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236">
                <text:p>0.000002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668">
                <text:p>0.0006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5614">
                <text:p>0.0056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679">
                <text:p>0.000006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0652">
                <text:p>0.0106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323">
                <text:p>0.0003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794">
                <text:p>0.017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938">
                <text:p>0.0009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81">
                <text:p>0.002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5112">
                <text:p>0.0051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Sheet3.C1:Sheet3.C100" svg:x="0.32cm" svg:y="0.18cm" svg:width="13.097cm" svg:height="8.64cm">
          <chartooo:coordinate-region svg:x="1.232cm" svg:y="0.379cm" svg:width="12.185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C1:Sheet3.C100" chart:class="chart:ba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39716931765955">
                <text:p>0.0739716931765955</text:p>
                <draw:g>
                  <svg:desc>Sheet3.C1:Sheet3.C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04085182855512">
                <text:p>0.02040851828555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37687878361853">
                <text:p>0.01376878783618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33335228474916">
                <text:p>0.01333352284749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23403201988435">
                <text:p>0.01234032019884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984020908793291">
                <text:p>0.009840209087932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7816434283909">
                <text:p>0.00778164342839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566546097336157">
                <text:p>0.005665460973361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539313380308315">
                <text:p>0.005393133803083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96542131315684">
                <text:p>0.003965421313156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380440973245346">
                <text:p>0.003804409732453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353082602285652">
                <text:p>0.003530826022856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327773732346712">
                <text:p>0.003277737323467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321030405373469">
                <text:p>0.003210304053734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71261754030665">
                <text:p>0.002712617540306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25163863439155">
                <text:p>0.00251638634391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86023775089821">
                <text:p>0.001860237750898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80875739936896">
                <text:p>0.001808757399368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62866331179594">
                <text:p>0.001628663311795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37203294141186">
                <text:p>0.001372032941411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137131842027909">
                <text:p>0.001371318420279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33233768902232">
                <text:p>0.001332337689022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126413655047756">
                <text:p>0.001264136550477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09252613912851">
                <text:p>0.001092526139128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927789547824568">
                <text:p>0.0009277895478245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926870454877432">
                <text:p>0.0009268704548774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710194853375735">
                <text:p>0.0007101948533757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701668644489114">
                <text:p>0.0007016686444891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627872187685986">
                <text:p>0.0006278721876859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551221388678016">
                <text:p>0.0005512213886780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5437699301305">
                <text:p>0.00054376993013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493870453778972">
                <text:p>0.0004938704537789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479631944489116">
                <text:p>0.0004796319444891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466943536060386">
                <text:p>0.0004669435360603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403826175533739">
                <text:p>0.0004038261755337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388175115850368">
                <text:p>0.0003881751158503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271685691072395">
                <text:p>0.0002716856910723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267854334785022">
                <text:p>0.0002678543347850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259808598408653">
                <text:p>0.0002598085984086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259212964195781">
                <text:p>0.0002592129641957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236716500149105">
                <text:p>0.0002367165001491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231547320749887">
                <text:p>0.0002315473207498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224725893219806">
                <text:p>0.0002247258932198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212161047593718">
                <text:p>0.0002121610475937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185108415192967">
                <text:p>0.0001851084151929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176305452264746">
                <text:p>0.0001763054522647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16681634342079">
                <text:p>0.000166816343420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164279872496331">
                <text:p>0.0001642798724963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16233219941351">
                <text:p>0.000162332199413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14091618590172">
                <text:p>0.000140916185901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120698655158291">
                <text:p>0.0001206986551582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118949645958032">
                <text:p>0.0001189496459580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116223403707315">
                <text:p>0.0001162234037073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1057206849432">
                <text:p>0.00010572068494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104617348942037">
                <text:p>0.0001046173489420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101955441169528">
                <text:p>0.0001019554411695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100937751848504">
                <text:p>0.0001009377518485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981235793122822">
                <text:p>0.00009812357931228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94299492635967">
                <text:p>0.0000942994926359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908581071878994">
                <text:p>0.00009085810718789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854321429599962">
                <text:p>0.00008543214295999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75636107748539">
                <text:p>0.0000756361077485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755539722906964">
                <text:p>0.00007555397229069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683492661153299">
                <text:p>0.00006834926611532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672115417102708">
                <text:p>0.00006721154171027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538197728054715">
                <text:p>0.00005381977280547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507536981161053">
                <text:p>0.00005075369811610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502554085268754">
                <text:p>0.00005025540852687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463809808012282">
                <text:p>0.00004638098080122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458072893323497">
                <text:p>0.00004580728933234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44664184526189">
                <text:p>0.0000446641845261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429367243162262">
                <text:p>0.00004293672431622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404035022144635">
                <text:p>0.00004040350221446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392802003250549">
                <text:p>0.00003928020032505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380450900991882">
                <text:p>0.00003804509009918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36061042682729">
                <text:p>0.0000360610426827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347508272717875">
                <text:p>0.00003475082727178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336346229549423">
                <text:p>0.00003363462295494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335174696228124">
                <text:p>0.00003351746962281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318691875129855">
                <text:p>0.00003186918751298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315024607208769">
                <text:p>0.00003150246072087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302755699189939">
                <text:p>0.00003027556991899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283479413038501">
                <text:p>0.00002834794130385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246482700487143">
                <text:p>0.00002464827004871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226601196735604">
                <text:p>0.00002266011967356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218310420356888">
                <text:p>0.00002183104203568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211254091160708">
                <text:p>0.00002112540911607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177969383314309">
                <text:p>0.00001779693833143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166346560267514">
                <text:p>0.00001663465602675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165445900774686">
                <text:p>0.00001654459007746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0161881633922591">
                <text:p>0.00001618816339225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152099860254723">
                <text:p>0.00001520998602547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14935031983516">
                <text:p>0.0000149350319835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144442405435946">
                <text:p>0.00001444424054359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143460736863115">
                <text:p>0.00001434607368631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123903885760422">
                <text:p>0.00001239038857604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12073528331068">
                <text:p>0.0000120735283310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118456801232285">
                <text:p>0.00001184568012322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117225849368337">
                <text:p>0.00001172258493683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109684225889322">
                <text:p>0.00001096842258893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